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56" draw:master-page-name="Master1-Layout1-title-标题幻灯片" presentation:presentation-page-layout-name="Master1-PPL1" draw:id="Slide-256">
        <draw:frame draw:id="id65" draw:style-name="a361" draw:name="文本框 7" svg:x="5.68182in" svg:y="2.13636in" svg:width="1.81828in" svg:height="0.70684in">
          <draw:text-box>
            <text:p text:style-name="a358" text:class-names="" text:cond-style-name="" text:id="id63"><text:span text:style-name="a357" text:class-names="">World-horizon</text:span></text:p>
            <text:p text:style-name="a360" text:class-names="" text:cond-style-name="" text:id="id64"><text:span text:style-name="a35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42" presentation:preset-sub-type="0" presentation:preset-class="entrance" presentation:group-id="0" smil:begin="0.0s" smil:fill="hold">
                  <anim:set smil:targetElement="id65" smil:attributeName="visibility" smil:to="visible" smil:begin="0.0s" smil:dur="0.001s" smil:fill="hold"/>
                  <anim:transitionFilter smil:targetElement="id65" smil:type="fade" smil:subtype="crossfade" smil:dur="1.0s"/>
                  <anim:animate smil:targetElement="id65" smil:attributeName="x" smil:values="x;x" smil:keyTimes="0.0;1.0" smil:dur="1.0s" smil:fill="hold"/>
                  <anim:animate smil:targetElement="id65" smil:attributeName="y" smil:values="y+.1;y" smil:keyTimes="0.0;1.0" smil:dur="1.0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021/4/8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021/4/8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021/4/8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021/4/8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021/4/8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021/4/8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021/4/8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021/4/8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021/4/8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021/4/8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021/4/8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021/4/8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8T13:11:39Z</dc:date>
    <meta:template xlink:href="Organic" xlink:type="simple"/>
    <meta:editing-cycles>1</meta:editing-cycles>
    <meta:editing-duration>PT327S</meta:editing-duration>
    <meta:document-statistic meta:paragraph-count="1" meta:word-count="1"/>
  </office:meta>
</office:document-meta>
</file>